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Text_20_body">
      <style:text-properties officeooo:paragraph-rsid="0022027b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Heading">
      <style:text-properties officeooo:rsid="000652db" officeooo:paragraph-rsid="000652db"/>
    </style:style>
    <style:style style:name="P10" style:family="paragraph" style:parent-style-name="Heading">
      <style:text-properties officeooo:rsid="000652db" officeooo:paragraph-rsid="0013f08e"/>
    </style:style>
    <style:style style:name="P11" style:family="paragraph" style:parent-style-name="Heading">
      <style:text-properties officeooo:paragraph-rsid="00321101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style:style style:name="T6" style:family="text">
      <style:text-properties officeooo:rsid="00275ec2"/>
    </style:style>
    <style:style style:name="T7" style:family="text">
      <style:text-properties fo:font-weight="normal" officeooo:rsid="00275ec2" style:font-weight-asian="normal" style:font-weight-complex="normal"/>
    </style:style>
    <style:style style:name="T8" style:family="text">
      <style:text-properties officeooo:rsid="0034403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P9"><text:text-input text:description="&lt;if test=&quot;o.preop_meeting_id&quot;&gt;">&lt;if test="o.preop_meeting_id&gt;</text:text-input><text:s/><text:span text:style-name="T1">Pour le rendez vous pre-opératoire:<text:line-break/>le:</text:span><text:span text:style-name="T1"><text:text-input text:description="&lt;only_time3()&gt;">&lt;only_time3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<text:p text:style-name="P11"><text:text-input text:description="&lt;if test=&quot;o.ane_appointment&quot;&gt;">&lt;if test="o.ane_appointment"&gt;</text:text-input>Pour la consultation d'anesthésie<text:span text:style-name="T3">:<text:line-break/>L</text:span>e : <text:text-input text:description="&lt;only_time2()&gt;">&lt;only_time2()&gt;</text:text-input><text:line-break/><text:span text:style-name="T8">Lieu : </text:span><text:span text:style-name="T8"><text:text-input text:description="&lt;o.bloc_agenda_id.ane_group_id.street&gt;">&lt;o.bloc_agenda_id.ane_group_id.street&gt;</text:text-input></text:span><text:span text:style-name="T8"><text:line-break/></text:span><text:span text:style-name="T8"><text:text-input text:description="&lt;o.bloc_agenda_id.ane_group_id.street2&gt;">&lt;o.bloc_agenda_id.ane_group_id.street2&gt;</text:text-input></text:span><text:span text:style-name="T8"><text:line-break/>En cas d’empêchement merci de prévenir dès que possible au 27 45 05<text:line-break/>Il va falloir tweaker pour pouvoir mettre des infos pour géolocaliser </text:span></text:p>
      <text:p text:style-name="P7"/>
      <text:p text:style-name="Heading">Pour la chirurgie le: <text:text-input text:description="&lt;o.bloc_agenda_id.wd&gt;">&lt;o.bloc_agenda_id.wd&gt;</text:text-input><text:s/>à <text:text-input text:description="&lt;o.notification_time&gt;">&lt;o.notification_time&gt;</text:text-input><text:line-break/>à jeun depuis <text:span text:style-name="T5">7</text:span>h du matin<text:span text:style-name="T4">, ni boire, ni fumer, ni manger</text:span><text:line-break/>à la Clinique <text:span text:style-name="T5">à Nouville</text:span>.</text:p>
      <text:p text:style-name="P10"><text:span text:style-name="T2"><text:text-input text:description="&lt;if test=&quot;o.po_meeting_id&quot;&gt;">&lt;if test="o.po_meeting_id&gt;</text:text-input></text:span><text:s/><text:span text:style-name="T1">Pour le rendez vous post-opératoire:<text:line-break/>le: </text:span><text:span text:style-name="T1"><text:text-input text:description="&lt;only_time1()&gt;">&lt;only_time1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2-27T17:41:15.355371519</dc:date>
    <meta:editing-duration>PT7H32M12S</meta:editing-duration>
    <meta:editing-cycles>122</meta:editing-cycles>
    <meta:generator>LibreOffice/6.1.5.2$Linux_X86_64 LibreOffice_project/10$Build-2</meta:generator>
    <meta:document-statistic meta:table-count="0" meta:image-count="0" meta:object-count="0" meta:page-count="1" meta:paragraph-count="14" meta:word-count="174" meta:character-count="1074" meta:non-whitespace-character-count="962"/>
  </office:meta>
</office:document-meta>
</file>